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fo:padding="0.0201in" fo:border="0.0138in solid #000000" style:shadow="no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ject1" text:anchor-type="paragraph" svg:x="1.9402in" svg:y="0.1402in" svg:width="3.1457in" svg:height="2.748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igure" style:family="paragraph" style:parent-style-name="Caption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16T09:51:36</meta:creation-date>
    <meta:document-statistic meta:table-count="0" meta:image-count="0" meta:object-count="1" meta:page-count="1" meta:paragraph-count="1" meta:word-count="2" meta:character-count="10"/>
    <dc:date>2010-04-16T09:53:00</dc:date>
    <meta:editing-duration>PT00H01M24S</meta:editing-duration>
    <meta:editing-cycles>1</meta:editing-cycles>
    <meta:generator>OpenOffice.org/3.0$Linux OpenOffice.org_project/300m15$Build-937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<office:automatic-styles><style:style style:name="ch1" style:family="chart"><style:graphic-properties draw:stroke="none"/></style:style><style:style style:name="ch2" style:family="chart"><style:chart-properties chart:three-dimensional="false" chart:lines="true" chart:solid-type="cuboid" chart:interpolation="none" chart:symbol-type="none" chart:symbol-width="0.25cm" chart:symbol-height="0.25cm" chart:vertical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error-upper-range="" chart:error-lower-range="" chart:data-label-number="none" chart:data-label-text="false" chart:data-label-symbol="false"><chart:symbol-image/></style:chart-properties><style:graphic-properties draw:stroke="solid" svg:stroke-width="0cm" svg:stroke-color="#000000" svg:stroke-opacity="100%" draw:stroke-linejoin="none" draw:fill="solid" draw:fill-color="#ffffff" draw:fill-hatch-solid="false" draw:opacity="100%" draw:opacity-name="" draw:fill-image-width="0.01cm" draw:fill-image-height="0.01cm" style:repeat="repeat" draw:fill-image-ref-point-x="0%" draw:fill-image-ref-point-y="0%" draw:fill-image-ref-point="top-left" draw:tile-repeat-offset="0% vertica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